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8.3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8.4cm"/>
    </style:style>
    <style:style style:name="gr3" style:family="graphic" style:parent-style-name="standard">
      <style:graphic-properties svg:stroke-width="0.106cm" svg:stroke-color="#3465a4" draw:marker-start-width="0.358cm" draw:marker-end="Diamond" draw:marker-end-width="0.5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fill-color="#dee6ef" draw:textarea-horizontal-align="justify" draw:textarea-vertical-align="top" draw:auto-grow-height="false" fo:min-height="5.05cm" fo:min-width="11.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dee6e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8cm" svg:height="4.4cm" svg:x="29.9cm" svg:y="22.6cm">
          <text:p text:style-name="P1"><text:span text:style-name="T1">LevelEntity</text:span></text:p>
          <text:p text:style-name="P1"><text:span text:style-name="T2">In-game entity.</text:span></text:p>
          <text:p text:style-name="P1"/>
          <text:p text:style-name="P1">- GameObject Reference</text:p>
          <text:p text:style-name="P1">- Entity Typ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9cm" svg:height="4.4cm" svg:x="28.8cm" svg:y="14.9cm">
          <text:p text:style-name="P1"><text:span text:style-name="T1">PerceivedEntity</text:span></text:p>
          <text:p text:style-name="P1"><text:span text:style-name="T2">How the agent “sees” an entity.</text:span></text:p>
          <text:p text:style-name="P1"/>
          <text:p text:style-name="P1">- Visibility Inform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8cm" svg:height="4.4cm" svg:x="28.8cm" svg:y="7.2cm">
          <text:p text:style-name="P1"><text:span text:style-name="T1">Entity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4.4cm" svg:x="46.1cm" svg:y="19.7cm">
          <text:p text:style-name="P1"><text:span text:style-name="T1">Explore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4.4cm" svg:x="47.1cm" svg:y="26.7cm">
          <text:p text:style-name="P1"><text:span text:style-name="T1">WaypointMemory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3.25cm" svg:y1="19.3cm" svg:x2="34.3cm" svg:y2="22.6cm" draw:start-shape="id1" draw:start-glue-point="2" draw:end-shape="id2" draw:end-glue-point="0" svg:d="M33250 19300v1650h1050v1650" svg:viewBox="0 0 1051 3301">
          <text:p/>
        </draw:connector>
        <draw:connector draw:style-name="gr3" draw:text-style-name="P2" draw:layer="layout" svg:x1="33.2cm" svg:y1="11.6cm" svg:x2="33.25cm" svg:y2="14.9cm" draw:start-shape="id3" draw:end-shape="id1" draw:end-glue-point="0" svg:d="M33200 11600v1650h50v1650" svg:viewBox="0 0 51 3301">
          <text:p/>
        </draw:connector>
        <draw:custom-shape draw:style-name="gr1" draw:text-style-name="P3" draw:layer="layout" svg:width="8.8cm" svg:height="4.4cm" svg:x="67.3cm" svg:y="9.9cm">
          <text:p text:style-name="P3"><text:span text:style-name="T1">NavMeshMemoryMapp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4" draw:layer="layout" svg:width="11.6cm" svg:height="5.3cm" svg:x="12.7cm" svg:y="9.2cm">
          <text:p text:style-name="P1"><text:span text:style-name="T1">Percep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4" draw:layer="layout" svg:width="11.6cm" svg:height="5.3cm" svg:x="12.7cm" svg:y="9.2cm">
          <text:p text:style-name="P1"><text:span text:style-name="T1">Targeting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4" draw:layer="layout" svg:width="11.6cm" svg:height="5.3cm" svg:x="6.1cm" svg:y="2.1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3:42:32.211000000</meta:creation-date>
    <dc:date>2019-04-24T14:34:03.341000000</dc:date>
    <meta:editing-duration>PT25M55S</meta:editing-duration>
    <meta:editing-cycles>4</meta:editing-cycles>
    <meta:generator>LibreOffice/6.2.3.2$Windows_X86_64 LibreOffice_project/aecc05fe267cc68dde00352a451aa867b3b546ac</meta:generator>
    <meta:document-statistic meta:object-count="11"/>
  </office:meta>
</office:document-meta>
</file>